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Arial, 'Open Sans', 'gandhi serifregular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0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C10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ee703" officeooo:paragraph-rsid="001ee7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703" officeooo:paragraph-rsid="001ee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color="#222222" style:font-name="Georgia" fo:font-size="8.5pt" fo:letter-spacing="normal"/>
    </style:style>
    <style:style style:name="T2" style:family="text">
      <style:text-properties fo:font-variant="normal" fo:text-transform="none" fo:color="#222222" style:font-name="Liberation Sans" fo:font-size="8.5pt" fo:letter-spacing="normal"/>
    </style:style>
    <style:style style:name="T3" style:family="text">
      <style:text-properties fo:font-variant="normal" fo:text-transform="none" fo:color="#222222" style:font-name="Liberation Sans" fo:letter-spacing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 table:number-columns-repeated="3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B1" office:value-type="string">
            <text:p text:style-name="P1">Maslow’s Need Hierarchy Theory</text:p>
          </table:table-cell>
          <table:table-cell table:style-name="Table1.C1" office:value-type="string">
            <text:p text:style-name="P1">Herzberg’s Motivation-Hygiene Theory</text:p>
          </table:table-cell>
        </table:table-row>
        <table:table-row>
          <table:table-cell table:style-name="Table1.A2" office:value-type="string">
            <text:p text:style-name="P3">Hierarchy of Needs</text:p>
          </table:table-cell>
          <table:table-cell table:style-name="Table1.B2" office:value-type="string">
            <text:p text:style-name="P3">Maslow’s Need Hierarcy Theory has need hierarchy.</text:p>
          </table:table-cell>
          <table:table-cell table:style-name="Table1.C2" office:value-type="string">
            <text:p text:style-name="P3">Herzberg’s Motivation Hygiene Theory has no need hierarchy.</text:p>
          </table:table-cell>
        </table:table-row>
        <table:table-row>
          <table:table-cell table:style-name="Table1.A3" office:value-type="string">
            <text:p text:style-name="P3">Needs become operational</text:p>
          </table:table-cell>
          <table:table-cell table:style-name="Table1.B3" office:value-type="string">
            <text:p text:style-name="P3">In Maslow’s Need Hierarcy Theory higher order needs become operational after the satisfaction of lower order needs.</text:p>
          </table:table-cell>
          <table:table-cell table:style-name="Table1.C3" office:value-type="string">
            <text:p text:style-name="P3">In Herzberg’s Motivation Hygiene Theory all the needs are operational all the time</text:p>
          </table:table-cell>
        </table:table-row>
        <table:table-row>
          <table:table-cell table:style-name="Table1.A2" office:value-type="string">
            <text:p text:style-name="P3">Motivator</text:p>
          </table:table-cell>
          <table:table-cell table:style-name="Table1.B4" office:value-type="string">
            <text:p text:style-name="P3">In Maslow’s Need Hierarcy Theory unsatisfied needs motivate.</text:p>
          </table:table-cell>
          <table:table-cell table:style-name="Table1.C4" office:value-type="string">
            <text:p text:style-name="P3">In Herzberg’s Motivation Hygiene Theory only higher order needs motivate.</text:p>
          </table:table-cell>
        </table:table-row>
        <table:table-row>
          <table:table-cell table:style-name="Table1.A3" office:value-type="string">
            <text:p text:style-name="P3">Nature</text:p>
          </table:table-cell>
          <table:table-cell table:style-name="Table1.B5" office:value-type="string">
            <text:p text:style-name="P3">Maslow’s Need Hierarcy Theory is descriptive.</text:p>
          </table:table-cell>
          <table:table-cell table:style-name="Table1.C5" office:value-type="string">
            <text:p text:style-name="P3">Herzberg’s Motivation Hygiene Theory is perspective.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6" office:value-type="string">
            <text:p text:style-name="P3">Maslow’s Need Hierarcy Theory is a macro view relevant to all workers.</text:p>
          </table:table-cell>
          <table:table-cell table:style-name="Table1.C6" office:value-type="string">
            <text:p text:style-name="P3">Herzberg’s Motivation Hygiene Theory is a micro view relevant to related motivation of Professional workers.</text:p>
          </table:table-cell>
        </table:table-row>
        <table:table-row>
          <table:table-cell table:style-name="Table1.A3" office:value-type="string">
            <text:p text:style-name="P3">Relies on</text:p>
          </table:table-cell>
          <table:table-cell table:style-name="Table1.B7" office:value-type="string">
            <text:p text:style-name="P3">Maslow’s Need Hierarcy Theory relies on Human needs and their satisfaction.</text:p>
          </table:table-cell>
          <table:table-cell table:style-name="Table1.C7" office:value-type="string">
            <text:p text:style-name="P3">Herzberg’s Motivation Hygiene Theory relies on reaward an recognition.</text:p>
          </table:table-cell>
        </table:table-row>
        <table:table-row>
          <table:table-cell table:style-name="Table1.A2" office:value-type="string">
            <text:p text:style-name="P3">Needs of Individual</text:p>
          </table:table-cell>
          <table:table-cell table:style-name="Table1.B8" office:value-type="string">
            <text:p text:style-name="P3">In Maslow’s Need Hierarcy Theory <text:span text:style-name="T3">The needs of an individual are divided into two categories i.e. survival/deficiency needs and growth need.</text:span></text:p>
          </table:table-cell>
          <table:table-cell table:style-name="Table1.C8" office:value-type="string">
            <text:p text:style-name="P3">In Herzberg’s Motivation Hygiene Theory <text:span text:style-name="T1"><text:s/></text:span><text:span text:style-name="T3">needs of an individual are classified into Hygiene and motivator factors.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</table:table-row>
        <table:table-row>
          <table:table-cell table:style-name="Table1.A10" office:value-type="string">
            <text:p text:style-name="P4"/>
          </table:table-cell>
          <table:table-cell table:style-name="Table1.B10">
            <text:p text:style-name="P4"/>
          </table:table-cell>
          <table:table-cell table:style-name="Table1.C10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Arial, 'Open Sans', 'gandhi serifregular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42:29.023000000</meta:creation-date>
    <dc:date>2019-05-12T12:53:15.979000000</dc:date>
    <meta:editing-duration>PT10M46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4" meta:word-count="181" meta:character-count="1271" meta:non-whitespace-character-count="1113"/>
  </office:meta>
</office:document-meta>
</file>